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ctionary-Rules tagger group Annie and Sofi Eval resu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chemical_antivi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 chemical_antiviral words in golden standard pubannotations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number-columns-repeated="2" table:style-name="ce4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93" calcext:value-type="float">
            <text:p>0.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rmonic Mean </text:p>
          </table:table-cell>
          <table:table-cell table:style-name="ce1" office:value-type="float" office:value="0.82" calcext:value-type="float">
            <text:p>0.82</text:p>
          </table:table-cell>
          <table:table-cell/>
          <table:table-cell office:value-type="string" calcext:value-type="string">
            <text:p>Result with chemical_antiviral class generating ‘false’ false positive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number-columns-repeated="2" table:style-name="ce4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3" calcext:value-type="float">
            <text:p>0.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rmonic Mean </text:p>
          </table:table-cell>
          <table:table-cell table:style-name="ce1" office:value-type="float" office:value="0.95" calcext:value-type="float">
            <text:p>0.95</text:p>
          </table:table-cell>
          <table:table-cell/>
          <table:table-cell office:value-type="string" calcext:value-type="string">
            <text:p>Result without chemical_antiviral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3:52:59.476046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1:37:00.509813503</meta:creation-date>
    <dc:date>2020-05-11T14:02:24.548955677</dc:date>
    <meta:editing-duration>PT20M2S</meta:editing-duration>
    <meta:editing-cycles>4</meta:editing-cycles>
    <meta:generator>LibreOffice/6.0.7.3$Linux_X86_64 LibreOffice_project/00m0$Build-3</meta:generator>
    <meta:document-statistic meta:table-count="1" meta:cell-count="61" meta:object-count="0"/>
  </office:meta>
</office:document-meta>
</file>